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 style:list-style-name="L1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name="cccform" form:apply-filter="true" form:control-implementation="ooo:com.sun.star.form.component.Form" office:target-frame="_Icon" xlink:href="https://s100.copyright.com/CommonApp/LoadingApplication.js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utrition: Options Play a Role in Healthier Choices</text:h>
      <text:h text:style-name="Heading_20_6" text:outline-level="6">By NICHOLAS BAKALAR</text:h>
      <text:h text:style-name="Heading_20_6" text:outline-level="6">Published: February 13, 2012 </text:h>
      <text:p text:style-name="Text_20_body">Some studies have shown that calorie labels at fast-food restaurants have little effect on consumption, so scientists at Duke University tried something different: They offered customers at a local Chinese restaurant the option of a smaller portion. </text:p>
      <text:h text:style-name="Heading_20_3" text:outline-level="3">Related</text:h>
      <text:p text:style-name="Text_20_body">In a <text:a xlink:type="simple" xlink:href="http://content.healthaffairs.org/content/31/2/399.abstract">first experiment, with 283 people</text:a>, only 1 percent asked for a smaller portion of a starchy side dish when none was explicitly offered. But when servers told customers they could choose a portion containing 200 fewer <text:a xlink:type="simple" xlink:href="http://health.nytimes.com/health/guides/nutrition/diet-calories/overview.html?inline=nyt-classifier">calories</text:a>, 33 percent accepted. </text:p>
      <text:p text:style-name="Text_20_body">In a second test, with 992 participants, the researchers labeled the dishes on the menu with the number of calories. This did not increase the number of diners who accepted smaller portions. </text:p>
      <text:p text:style-name="Text_20_body">In a final trial, the researchers tracked the orders and weighed the leftovers of 263 customers and found that those who chose smaller side dishes did not compensate by ordering higher-calorie entrées. Those who opted for larger side dishes did not leave significantly more food on their plates than the downsizers. </text:p>
      <text:p text:style-name="Text_20_body">The senior author of the study, <text:a xlink:type="simple" xlink:href="http://danariely.com/">Dan Ariely</text:a>, a professor of <text:a xlink:type="simple" xlink:href="http://topics.nytimes.com/top/news/health/diseasesconditionsandhealthtopics/psychology_and_psychologists/index.html?inline=nyt-classifier">psychology</text:a> at Duke, compared this dietary strategy to Odysseus having sailors tie him to the mast so he could resist the call of the Sirens. </text:p>
      <text:p text:style-name="Text_20_body">“People are willing to perform an act that limits their freedom but basically improves their long-term well-being,” he said. “We should think about more places where we could offer these choices.” </text:p>
      <text:p text:style-name="Text_20_body">The study was published in the February issue of Health Affairs. </text:p>
      <text:h text:style-name="Heading_20_6" text:outline-level="6">A version of this article appeared in print on February 14, 2012, on page D6 of the New York edition with the headline: Nutrition: Options Play a Role in Healthier Choices.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20:57:03.76</meta:creation-date>
    <dc:date>2013-03-27T20:57:40.75</dc:date>
    <meta:editing-duration>PT37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1" meta:paragraph-count="12" meta:word-count="288" meta:character-count="1749"/>
  </office:meta>
</office:document-meta>
</file>